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S Reference Sans Serif" svg:font-family="'MS Reference Sans Serif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Calib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1114in" svg:y="0.1654in">
            <draw:object draw:notify-on-update-of-ranges="Sheet1.B1:Sheet1.B1 Sheet1.B2:Sheet1.B15 Sheet1.C1:Sheet1.C1 Sheet1.C2:Sheet1.C15 Sheet1.D1:Sheet1.D1 Sheet1.D2:Sheet1.D15 Sheet1.E1:Sheet1.E1 Sheet1.E2:Sheet1.E15 Sheet1.F1:Sheet1.F1 Sheet1.F2:Sheet1.F15 Sheet1.G1:Sheet1.G1 Sheet1.G2:Sheet1.G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ce1"/>
        <table:table-column table:style-name="co2" table:number-columns-repeated="1013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Time to first kill 9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onclu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age shells = average na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ils varies more than she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lls over time is linear at 12 kills per minute or about 5 seconds per kill.  -  Shape is shallow "/"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lls increase rapidly at the start and slowly drop off to a steady low average of about 20 with ocassional jumps in later sections.  -  Shape of curve is "nu" or a sideways and upside down "s" trending down then maybe up towards the 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ils over time increase a little at the start but not as fast as shells, then take a large jump up a little ways in and maintain large ups and downs for the rest of the level.  -  Shape is zig zag all over trending up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ckets don't come in until a little ways in just before the nails jump up, they maintain a low average for most of the level but start to rise towards the end of the level.  -  Shape is mostly a very very shallow linear "/" trending up at the 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lth maintains a bouncing average off of 100 dipping down low in sections where ammo gets low but is mostly high.  -  Shape is zig zag away from 100 no tr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lls increase in small amounts a little ways in then don't show up till later.  A long ways in the cells start to increase a little.  -  Shape is linear "/" trending up very slowly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3" office:value-type="string" calcext:value-type="string">
            <text:p>Health</text:p>
          </table:table-cell>
          <table:table-cell table:style-name="ce3" office:value-type="string" calcext:value-type="string">
            <text:p>Kills</text:p>
          </table:table-cell>
          <table:table-cell table:style-name="ce3" office:value-type="string" calcext:value-type="string">
            <text:p>Shells</text:p>
          </table:table-cell>
          <table:table-cell table:style-name="ce3" office:value-type="string" calcext:value-type="string">
            <text:p>Nails</text:p>
          </table:table-cell>
          <table:table-cell table:style-name="ce3" office:value-type="string" calcext:value-type="string">
            <text:p>Rockets</text:p>
          </table:table-cell>
          <table:table-cell table:style-name="ce3" office:value-type="string" calcext:value-type="string">
            <text:p>Cells</text:p>
          </table:table-cell>
          <table:table-cell table:style-name="ce3" office:value-type="string" calcext:value-type="string">
            <text:p>Curweap</text:p>
          </table:table-cell>
          <table:table-cell table:style-name="ce3" office:value-type="string" calcext:value-type="string">
            <text:p>Armor</text:p>
          </table:table-cell>
          <table:table-cell table:style-name="ce3" office:value-type="string" calcext:value-type="string">
            <text:p>PowerUp</text:p>
          </table:table-cell>
          <table:table-cell table:style-name="ce3" office:value-type="string" calcext:value-type="string">
            <text:p>Secrets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S Reference Sans Serif" svg:font-family="'MS Reference Sans Serif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5:28:43.116000000</meta:creation-date>
    <dc:date>2013-09-13T18:53:10.759000000</dc:date>
    <meta:editing-duration>P6DT2H53M37S</meta:editing-duration>
    <meta:editing-cycles>1</meta:editing-cycles>
    <meta:document-statistic meta:table-count="1" meta:cell-count="126" meta:object-count="1"/>
    <meta:generator>LibreOffice/4.1.1.2$Windows_x86 LibreOffice_project/7e4286b58adc75a14f6d83f53a03b6c11fa290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99" draw:fill-color="#000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28cm" svg:y="0.316cm" chart:style-name="ch2">
          <text:p>hip2m2 - Stats</text:p>
        </chart:title>
        <chart:legend chart:legend-position="end" svg:x="13.386cm" svg:y="2.878cm" style:legend-expansion="high" chart:style-name="ch3"/>
        <chart:plot-area chart:style-name="ch4" table:cell-range-address="Sheet1.B1:Sheet1.G15" chart:data-source-has-labels="row" svg:x="0.77cm" svg:y="1.635cm" svg:width="11.976cm" svg:height="6.177cm">
          <chartooo:coordinate-region svg:x="1.577cm" svg:y="1.847cm" svg:width="10.982cm" svg:height="5.292cm"/>
          <chart:axis chart:dimension="x" chart:name="primary-x" chart:style-name="ch5">
            <chart:title svg:x="5.391cm" svg:y="7.993cm" chart:style-name="ch6">
              <text:p>30sec Increments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2:Sheet1.B15" chart:label-cell-address="Sheet1.B1:Sheet1.B1" chart:class="chart:line">
            <chart:data-point chart:repeated="14"/>
          </chart:series>
          <chart:series chart:style-name="ch9" chart:values-cell-range-address="Sheet1.C2:Sheet1.C15" chart:label-cell-address="Sheet1.C1:Sheet1.C1" chart:class="chart:line">
            <chart:data-point chart:repeated="14"/>
          </chart:series>
          <chart:series chart:style-name="ch10" chart:values-cell-range-address="Sheet1.D2:Sheet1.D15" chart:label-cell-address="Sheet1.D1:Sheet1.D1" chart:class="chart:line">
            <chart:data-point chart:repeated="14"/>
          </chart:series>
          <chart:series chart:style-name="ch11" chart:values-cell-range-address="Sheet1.E2:Sheet1.E15" chart:label-cell-address="Sheet1.E1:Sheet1.E1" chart:class="chart:line">
            <chart:data-point chart:repeated="14"/>
          </chart:series>
          <chart:series chart:style-name="ch12" chart:values-cell-range-address="Sheet1.F2:Sheet1.F15" chart:label-cell-address="Sheet1.F1:Sheet1.F1" chart:class="chart:line">
            <chart:data-point chart:repeated="14"/>
          </chart:series>
          <chart:series chart:style-name="ch13" chart:values-cell-range-address="Sheet1.G2:Sheet1.G15" chart:label-cell-address="Sheet1.G1:Sheet1.G1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lls</text:p>
                <draw:g>
                  <svg:desc>Sheet1.B1:Sheet1.B1</svg:desc>
                </draw:g>
              </table:table-cell>
              <table:table-cell office:value-type="string">
                <text:p>Shells</text:p>
                <draw:g>
                  <svg:desc>Sheet1.C1:Sheet1.C1</svg:desc>
                </draw:g>
              </table:table-cell>
              <table:table-cell office:value-type="string">
                <text:p>Nails</text:p>
                <draw:g>
                  <svg:desc>Sheet1.D1:Sheet1.D1</svg:desc>
                </draw:g>
              </table:table-cell>
              <table:table-cell office:value-type="string">
                <text:p>Rockets</text:p>
                <draw:g>
                  <svg:desc>Sheet1.E1:Sheet1.E1</svg:desc>
                </draw:g>
              </table:table-cell>
              <table:table-cell office:value-type="string">
                <text:p>Cells</text:p>
                <draw:g>
                  <svg:desc>Sheet1.F1:Sheet1.F1</svg:desc>
                </draw:g>
              </table:table-cell>
              <table:table-cell office:value-type="string">
                <text:p>Health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5</svg:desc>
                </draw:g>
              </table:table-cell>
              <table:table-cell office:value-type="float" office:value="25">
                <text:p>25</text:p>
                <draw:g>
                  <svg:desc>Sheet1.C2:Sheet1.C15</svg:desc>
                </draw:g>
              </table:table-cell>
              <table:table-cell office:value-type="float" office:value="0">
                <text:p>0</text:p>
                <draw:g>
                  <svg:desc>Sheet1.D2:Sheet1.D15</svg:desc>
                </draw:g>
              </table:table-cell>
              <table:table-cell office:value-type="float" office:value="0">
                <text:p>0</text:p>
                <draw:g>
                  <svg:desc>Sheet1.E2:Sheet1.E15</svg:desc>
                </draw:g>
              </table:table-cell>
              <table:table-cell office:value-type="float" office:value="0">
                <text:p>0</text:p>
                <draw:g>
                  <svg:desc>Sheet1.F2:Sheet1.F15</svg:desc>
                </draw:g>
              </table:table-cell>
              <table:table-cell office:value-type="float" office:value="100">
                <text:p>100</text:p>
                <draw:g>
                  <svg:desc>Sheet1.G2:Sheet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4">
                <text:p>9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">
                <text:p>53</text:p>
              </table:table-cell>
              <table:table-cell office:value-type="float" office:value="34">
                <text:p>34</text:p>
              </table:table-cell>
              <table:table-cell office:value-type="float" office:value="97">
                <text:p>97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55">
                <text:p>55</text:p>
              </table:table-cell>
              <table:table-cell office:value-type="float" office:value="24">
                <text:p>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">
                <text:p>8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Windows_x86 LibreOffice_project/7e4286b58adc75a14f6d83f53a03b6c11fa29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